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通讯">
      <style:graphic-properties draw:auto-grow-height="false" fo:min-height="0cm" fo:min-width="0cm" fo:wrap-option="no-wrap"/>
    </style:style>
    <style:style style:name="gr3" style:family="graphic" style:parent-style-name="连接线">
      <style:graphic-properties draw:textarea-horizontal-align="center" draw:textarea-vertical-align="middle"/>
    </style:style>
    <style:style style:name="gr4" style:family="graphic" style:parent-style-name="standard">
      <style:graphic-properties draw:textarea-horizontal-align="center" draw:textarea-vertical-align="middle"/>
    </style:style>
    <style:style style:name="P1" style:family="paragraph">
      <style:paragraph-properties fo:text-align="center"/>
    </style:style>
    <style:style style:name="T1"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rect draw:style-name="客户端" draw:id="id9" draw:layer="layout" svg:width="2.5cm" svg:height="1.5cm" svg:x="14cm" svg:y="9.5cm">
          <text:p><text:span text:style-name="T1">Sliverlight</text:span></text:p>
          <text:p><text:span text:style-name="T1">客户端</text:span></text:p>
        </draw:rect>
        <draw:custom-shape draw:style-name="gr1" draw:text-style-name="P1" draw:id="id1" draw:layer="layout" svg:width="2cm" svg:height="2.5cm" svg:x="3cm" svg:y="9cm">
          <text:p text:style-name="P1">数据库</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应用服务器子系统" draw:id="id2" draw:layer="layout" svg:width="4cm" svg:height="1.5cm" svg:x="6cm" svg:y="9.5cm">
          <text:p>对象—关系</text:p>
          <text:p>映射</text:p>
        </draw:rect>
        <draw:rect draw:style-name="应用服务器子系统" draw:id="id3" draw:layer="layout" svg:width="4cm" svg:height="1.5cm" svg:x="6cm" svg:y="7.5cm">
          <text:p>运行环境</text:p>
        </draw:rect>
        <draw:custom-shape draw:style-name="gr2" draw:id="id8" draw:layer="layout" svg:width="4cm" svg:height="1.5cm" svg:x="11cm" svg:y="7.5cm">
          <text:p>RPC 通讯框架</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ellipse draw:style-name="可拔插模块" draw:id="id7" draw:layer="layout" svg:width="2cm" svg:height="1cm" svg:x="4.5cm" svg:y="5.5cm">
          <text:p>向导</text:p>
        </draw:ellipse>
        <draw:ellipse draw:style-name="可拔插模块" draw:id="id4" draw:layer="layout" svg:width="2cm" svg:height="1cm" svg:x="6cm" svg:y="4.5cm">
          <text:p>工作流</text:p>
        </draw:ellipse>
        <draw:ellipse draw:style-name="可拔插模块" draw:id="id6" draw:layer="layout" svg:width="2.5cm" svg:height="1cm" svg:x="9.5cm" svg:y="4.5cm">
          <text:p>定时任务</text:p>
        </draw:ellipse>
        <draw:ellipse draw:style-name="可拔插模块" draw:id="id5" draw:layer="layout" svg:width="2cm" svg:height="1cm" svg:x="8cm" svg:y="5.5cm">
          <text:p>报表</text:p>
        </draw:ellipse>
        <draw:connector draw:style-name="gr3" draw:text-style-name="P1" draw:layer="layout" svg:x1="5cm" svg:y1="10.25cm" svg:x2="6cm" svg:y2="10.25cm" draw:start-shape="id1" draw:start-glue-point="1" draw:end-shape="id2" draw:end-glue-point="3" svg:d="m5000 10250h1000">
          <text:p/>
        </draw:connector>
        <draw:connector draw:style-name="gr3" draw:text-style-name="P1" draw:layer="layout" svg:x1="6cm" svg:y1="8.25cm" svg:x2="4cm" svg:y2="9cm" draw:start-shape="id3" draw:start-glue-point="3" draw:end-shape="id1" draw:end-glue-point="5" svg:d="m6000 8250h-2000v750">
          <text:p/>
        </draw:connector>
        <draw:connector draw:style-name="gr3" draw:text-style-name="P1" draw:layer="layout" svg:x1="8cm" svg:y1="9cm" svg:x2="8cm" svg:y2="9.5cm" draw:start-shape="id3" draw:start-glue-point="2" draw:end-shape="id2" draw:end-glue-point="0" svg:d="m8000 9000v500">
          <text:p/>
        </draw:connector>
        <draw:connector draw:style-name="gr3" draw:text-style-name="P1" draw:layer="layout" draw:line-skew="0.35cm" svg:x1="7cm" svg:y1="5.5cm" svg:x2="8cm" svg:y2="7.5cm" draw:start-shape="id4" draw:end-shape="id3" svg:d="m7000 5500v1450h1000v550">
          <text:p/>
        </draw:connector>
        <draw:connector draw:style-name="gr3" draw:text-style-name="P1" draw:layer="layout" draw:line-skew="-0.15cm" svg:x1="9cm" svg:y1="6.5cm" svg:x2="8cm" svg:y2="7.5cm" draw:start-shape="id5" draw:start-glue-point="2" draw:end-shape="id3" draw:end-glue-point="0" svg:d="m9000 6500v450h-1000v550">
          <text:p/>
        </draw:connector>
        <draw:connector draw:style-name="gr3" draw:text-style-name="P1" draw:layer="layout" draw:line-skew="0.35cm" svg:x1="10.75cm" svg:y1="5.5cm" svg:x2="8cm" svg:y2="7.5cm" draw:start-shape="id6" draw:start-glue-point="2" draw:end-shape="id3" draw:end-glue-point="0" svg:d="m10750 5500v1450h-2750v550">
          <text:p/>
        </draw:connector>
        <draw:connector draw:style-name="gr3" draw:text-style-name="P1" draw:layer="layout" draw:line-skew="-0.15cm" svg:x1="5.5cm" svg:y1="6.5cm" svg:x2="8cm" svg:y2="7.5cm" draw:start-shape="id7" draw:start-glue-point="2" draw:end-shape="id3" draw:end-glue-point="0" svg:d="m5500 6500v450h2500v550">
          <text:p/>
        </draw:connector>
        <draw:connector draw:style-name="gr4" draw:text-style-name="P1" draw:layer="layout" svg:x1="13cm" svg:y1="9cm" svg:x2="14cm" svg:y2="10.25cm" draw:start-shape="id8" draw:end-shape="id9" draw:end-glue-point="3" svg:d="m13000 9000v1250h1000">
          <text:p/>
        </draw:connector>
        <draw:connector draw:style-name="gr3" draw:text-style-name="P1" draw:layer="layout" svg:x1="10cm" svg:y1="8.25cm" svg:x2="11cm" svg:y2="8.25cm" draw:start-shape="id3" draw:start-glue-point="1" draw:end-shape="id8" svg:d="m10000 8250h1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00ae00"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微软雅黑" style:font-style-name-asian="标准" style:font-family-generic-asian="swiss" style:font-pitch-asian="variable" style:font-size-asian="12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连接线" style:family="graphic" style:parent-style-name="standard">
      <style:graphic-properties svg:stroke-width="0.02cm" svg:stroke-color="#333333" draw:marker-start-width="0.33cm" draw:marker-end-width="0.33cm" draw:fill-image-width="0cm" draw:fill-image-height="0cm"/>
      <style:text-properties fo:font-size="12pt" style:font-size-asian="12pt" style:font-size-complex="18pt"/>
    </style:style>
    <style:style style:name="应用服务器子系统" style:family="graphic" style:parent-style-name="standard">
      <style:graphic-properties draw:fill="solid" draw:fill-color="#660066" draw:fill-image-width="0cm" draw:fill-image-height="0cm" draw:textarea-horizontal-align="center" draw:textarea-vertical-align="middle" draw:shadow="visible" draw:shadow-offset-x="0.2cm" draw:shadow-offset-y="0.2cm" draw:shadow-color="#000000" draw:shadow-opacity="75%"/>
      <style:paragraph-properties fo:text-align="center"/>
      <style:text-properties fo:color="#ffffff" fo:font-size="12pt" style:font-size-asian="12pt" style:font-size-complex="18pt"/>
    </style:style>
    <style:style style:name="可拔插模块" style:family="graphic" style:parent-style-name="应用服务器子系统">
      <style:graphic-properties draw:fill-color="#ff3366"/>
    </style:style>
    <style:style style:name="通讯" style:family="graphic" style:parent-style-name="应用服务器子系统">
      <style:graphic-properties draw:fill-color="#0066cc"/>
    </style:style>
    <style:style style:name="客户端" style:family="graphic" style:parent-style-name="应用服务器子系统">
      <style:graphic-properties draw:fill-color="#198a8a"/>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